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settings.xml" manifest:media-type="text/xml"/>
  <manifest:file-entry manifest:full-path="Thumbnails/thumbnail.png" manifest:media-type="image/png"/>
  <manifest:file-entry manifest:full-path="OleObj1" manifest:media-type="application/octet-stream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  <style:font-face style:name="OpenSymbol" svg:font-family="OpenSymbol" style:font-charset="x-symbol"/>
    <style:font-face style:name="Symbol" svg:font-family="Symbol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9.102cm"/>
        </style:tab-stops>
      </style:paragraph-properties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Liberation Serif" fo:font-size="28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5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8.467cm"/>
        </style:tab-stops>
      </style:paragraph-properties>
      <style:text-properties style:use-window-font-color="true" loext:opacity="0%" style:font-name="Liberation Serif" fo:font-size="15pt" fo:font-weight="normal" fo:background-color="transparent" style:font-name-asian="Liberation Serif" style:font-name-complex="Liberation Serif"/>
    </style:style>
    <style:style style:name="P6" style:family="paragraph" style:parent-style-name="Standard">
      <style:paragraph-properties fo:margin-left="0.635cm" fo:margin-right="0cm" fo:line-height="100%" fo:text-align="start" style:justify-single-word="false" fo:text-indent="0cm" style:auto-text-indent="false">
        <style:tab-stops>
          <style:tab-stop style:position="8.467cm"/>
        </style:tab-stops>
      </style:paragraph-properties>
      <style:text-properties style:use-window-font-color="true" loext:opacity="0%" style:font-name="Liberation Serif" fo:font-size="15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9.102cm"/>
        </style:tab-stops>
      </style:paragraph-properties>
      <style:text-properties style:use-window-font-color="true" loext:opacity="0%" style:font-name="Liberation Serif" fo:font-size="15pt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margin-left="1.905cm" fo:margin-right="0cm" fo:line-height="100%" fo:text-align="start" style:justify-single-word="false" fo:text-indent="0cm" style:auto-text-indent="false">
        <style:tab-stops>
          <style:tab-stop style:position="7.197cm"/>
        </style:tab-stops>
      </style:paragraph-properties>
      <style:text-properties style:use-window-font-color="true" loext:opacity="0%" style:font-name="Liberation Serif" fo:font-size="15pt" fo:font-weight="normal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5pt" fo:font-weight="bold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8.467cm"/>
        </style:tab-stops>
      </style:paragraph-properties>
      <style:text-properties style:use-window-font-color="true" loext:opacity="0%" style:font-name="Liberation Serif" fo:font-size="15pt" fo:font-weight="bold" fo:background-color="transparent" style:font-name-asian="Liberation Serif" style:font-name-complex="Liberation Serif"/>
    </style:style>
    <style:style style:name="P11" style:family="paragraph" style:parent-style-name="Standard">
      <style:paragraph-properties fo:margin-left="0.635cm" fo:margin-right="0cm" fo:line-height="100%" fo:text-align="start" style:justify-single-word="false" fo:text-indent="0cm" style:auto-text-indent="false">
        <style:tab-stops>
          <style:tab-stop style:position="8.467cm"/>
        </style:tab-stops>
      </style:paragraph-properties>
      <style:text-properties style:use-window-font-color="true" loext:opacity="0%" style:font-name="Liberation Serif" fo:font-size="15pt" fo:font-weight="bold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9.102cm"/>
        </style:tab-stops>
      </style:paragraph-properties>
      <style:text-properties style:use-window-font-color="true" loext:opacity="0%" style:font-name="Liberation Serif" fo:font-size="15pt" fo:font-weight="bold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start" style:justify-single-word="false" fo:break-before="page">
        <style:tab-stops>
          <style:tab-stop style:position="9.102cm"/>
        </style:tab-stops>
      </style:paragraph-properties>
      <style:text-properties style:use-window-font-color="true" loext:opacity="0%" style:font-name="Liberation Serif" fo:font-size="15pt" fo:font-weight="bold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start" style:justify-single-word="false" fo:break-before="page"/>
      <style:text-properties style:use-window-font-color="true" loext:opacity="0%" style:font-name="Liberation Serif" fo:font-size="15pt" fo:font-weight="bold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9.102cm"/>
        </style:tab-stops>
      </style:paragraph-properties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Liberation Serif" fo:font-size="15pt" fo:font-weight="normal" fo:background-color="transparent" style:font-name-asian="Liberation Serif" style:font-name-complex="Liberation Serif"/>
    </style:style>
    <style:style style:name="P19" style:family="paragraph" style:parent-style-name="Standard" style:list-style-name="L4">
      <style:paragraph-properties fo:line-height="100%" fo:text-align="start" style:justify-single-word="false">
        <style:tab-stops>
          <style:tab-stop style:position="6.562cm"/>
        </style:tab-stops>
      </style:paragraph-properties>
      <style:text-properties style:use-window-font-color="true" loext:opacity="0%" style:font-name="Liberation Serif" fo:font-size="15pt" fo:font-weight="normal" fo:background-color="transparent" style:font-name-asian="Liberation Serif" style:font-name-complex="Liberation Serif"/>
    </style:style>
    <style:style style:name="P20" style:family="paragraph" style:parent-style-name="Standard" style:list-style-name="L5">
      <style:paragraph-properties fo:line-height="100%" fo:text-align="start" style:justify-single-word="false">
        <style:tab-stops>
          <style:tab-stop style:position="7.197cm"/>
        </style:tab-stops>
      </style:paragraph-properties>
      <style:text-properties style:use-window-font-color="true" loext:opacity="0%" style:font-name="Liberation Serif" fo:font-size="15pt" fo:font-weight="normal" fo:background-color="transparent" style:font-name-asian="Liberation Serif" style:font-name-complex="Liberation Serif"/>
    </style:style>
    <style:style style:name="P21" style:family="paragraph" style:parent-style-name="Standard" style:list-style-name="L6">
      <style:paragraph-properties fo:line-height="100%" fo:text-align="start" style:justify-single-word="false">
        <style:tab-stops>
          <style:tab-stop style:position="8.467cm"/>
        </style:tab-stops>
      </style:paragraph-properties>
      <style:text-properties style:use-window-font-color="true" loext:opacity="0%" style:font-name="Liberation Serif" fo:font-size="15pt" fo:font-weight="normal" fo:background-color="transparent" style:font-name-asian="Liberation Serif" style:font-name-complex="Liberation Serif"/>
    </style:style>
    <style:style style:name="P22" style:family="paragraph" style:parent-style-name="Standard" style:list-style-name="L7">
      <style:paragraph-properties fo:line-height="100%" fo:text-align="start" style:justify-single-word="false"/>
      <style:text-properties style:use-window-font-color="true" loext:opacity="0%" style:font-name="Liberation Serif" fo:font-size="15pt" fo:font-weight="normal" fo:background-color="transparent" style:font-name-asian="Liberation Serif" style:font-name-complex="Liberation Serif"/>
    </style:style>
    <style:style style:name="P23" style:family="paragraph" style:parent-style-name="Standard" style:list-style-name="L7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loext:opacity="0%" style:font-name="Liberation Serif" fo:font-size="15pt" fo:font-weight="normal" fo:background-color="transparent" style:font-name-asian="Liberation Serif" style:font-name-complex="Liberation Serif"/>
    </style:style>
    <style:style style:name="P24" style:family="paragraph" style:parent-style-name="Standard" style:list-style-name="L8">
      <style:paragraph-properties fo:line-height="100%" fo:text-align="start" style:justify-single-word="false"/>
      <style:text-properties style:use-window-font-color="true" loext:opacity="0%" style:font-name="Liberation Serif" fo:font-size="15pt" fo:font-weight="normal" fo:background-color="transparent" style:font-name-asian="Liberation Serif" style:font-name-complex="Liberation Serif"/>
    </style:style>
    <style:style style:name="P25" style:family="paragraph" style:parent-style-name="Standard" style:list-style-name="L9">
      <style:paragraph-properties fo:line-height="100%" fo:text-align="start" style:justify-single-word="false"/>
      <style:text-properties style:use-window-font-color="true" loext:opacity="0%" style:font-name="Liberation Serif" fo:font-size="15pt" fo:font-weight="normal" fo:background-color="transparent" style:font-name-asian="Liberation Serif" style:font-name-complex="Liberation Serif"/>
    </style:style>
    <style:style style:name="P26" style:family="paragraph" style:parent-style-name="Standard">
      <style:paragraph-properties fo:margin-left="2cm" fo:margin-right="0cm" fo:line-height="100%" fo:text-align="start" style:justify-single-word="false" fo:text-indent="0cm" style:auto-text-indent="false"/>
      <style:text-properties style:use-window-font-color="true" loext:opacity="0%" style:font-name="Liberation Serif" fo:font-size="15pt" fo:font-weight="normal" fo:background-color="transparent" style:font-name-asian="Liberation Serif" style:font-name-complex="Liberation Serif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Liberation Serif" fo:font-size="15pt" fo:font-weight="normal" officeooo:rsid="000288ef" officeooo:paragraph-rsid="000288ef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5pt" fo:font-weight="bold" fo:background-color="transparent" style:font-name-asian="Liberation Serif" style:font-name-complex="Liberation Serif"/>
    </style:style>
    <style:style style:name="P29" style:family="paragraph" style:parent-style-name="Standard">
      <style:paragraph-properties fo:margin-left="2cm" fo:margin-right="0cm" fo:line-height="100%" fo:text-align="start" style:justify-single-word="false" fo:text-indent="0cm" style:auto-text-indent="false"/>
      <style:text-properties style:use-window-font-color="true" loext:opacity="0%" style:font-name="Liberation Serif" fo:font-size="15pt" fo:font-weight="bold" fo:background-color="transparent" style:font-name-asian="Liberation Serif" style:font-name-complex="Liberation Serif"/>
    </style:style>
    <style:style style:name="P30" style:family="paragraph" style:parent-style-name="Standard" style:list-style-name="L2">
      <style:paragraph-properties fo:line-height="100%" fo:text-align="start" style:justify-single-word="false">
        <style:tab-stops>
          <style:tab-stop style:position="8.467cm"/>
        </style:tab-stops>
      </style:paragraph-properties>
      <style:text-properties officeooo:paragraph-rsid="000288ef"/>
    </style:style>
    <style:style style:name="P31" style:family="paragraph" style:parent-style-name="Standard" style:list-style-name="L2">
      <style:paragraph-properties fo:line-height="100%" fo:text-align="start" style:justify-single-word="false">
        <style:tab-stops>
          <style:tab-stop style:position="7.832cm"/>
        </style:tab-stops>
      </style:paragraph-properties>
    </style:style>
    <style:style style:name="P32" style:family="paragraph" style:parent-style-name="Standard" style:list-style-name="L3">
      <style:paragraph-properties fo:line-height="100%" fo:text-align="start" style:justify-single-word="false">
        <style:tab-stops>
          <style:tab-stop style:position="7.832cm"/>
        </style:tab-stops>
      </style:paragraph-properties>
    </style:style>
    <style:style style:name="T1" style:family="text">
      <style:text-properties style:use-window-font-color="true" loext:opacity="0%" style:font-name="Liberation Serif" fo:font-size="15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loext:opacity="0%" style:font-name="Liberation Serif" fo:font-size="15pt" fo:font-weight="normal" officeooo:rsid="000288ef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loext:opacity="0%" style:font-name="Liberation Serif" fo:font-size="15pt" fo:font-weight="bold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loext:opacity="0%" style:font-name="Liberation Serif" fo:font-size="15pt" fo:font-weight="bold" officeooo:rsid="000288ef" fo:background-color="transparent" loext:char-shading-value="0" style:font-name-asian="Liberation Serif" style:font-name-complex="Liberation Serif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.001cm" draw:visible-area-height="5.001cm" draw:ole-draw-aspect="1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635cm"/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loext:num-list-format="%1%" text:bullet-char="•">
        <style:list-level-properties text:space-before="1.90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1.27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hnical design Caesar</text:p>
      <text:p text:style-name="P15"/>
      <text:p text:style-name="P4"/>
      <text:p text:style-name="P9">1. Introduction:</text:p>
      <text:p text:style-name="P4"/>
      <text:p text:style-name="P4">This document describes the technical design of the Caesar Cipher Tool, a command-line application developed in C++17. The goal of this tool is to help beginners understand encryption by providing an easy way to encrypt and decrypt messages using the Caesar cipher.</text:p>
      <text:p text:style-name="P4"/>
      <text:p text:style-name="P9">2. Architecture Overview:</text:p>
      <text:p text:style-name="P4"/>
      <text:list text:style-name="L1">
        <text:list-item>
          <text:p text:style-name="P18">The application is implemented in C++17 and follows a modular design with multiple classes.</text:p>
        </text:list-item>
        <text:list-item>
          <text:p text:style-name="P18">It operates as a console-based tool, with no graphical user interface.</text:p>
        </text:list-item>
        <text:list-item>
          <text:p text:style-name="P27">The main processing logic is divided into distinct classes for better code organization and maintainability.</text:p>
        </text:list-item>
      </text:list>
      <text:p text:style-name="P2"/>
      <text:p text:style-name="P16"/>
      <text:p text:style-name="P9">3. Core Classes and Responsibilities:</text:p>
      <text:p text:style-name="P9"/>
      <text:list text:style-name="L2">
        <text:list-item>
          <text:p text:style-name="P30"><text:span text:style-name="T4">Arguments_t: </text:span><text:span text:style-name="T2">Stores input arguments in a vector of strings.</text:span></text:p>
        </text:list-item>
        <text:list-item>
          <text:p text:style-name="P31"><text:span text:style-name="T3">CaesarException_t:</text:span><text:span text:style-name="T1"> Class of exceptions in the Caesar application.</text:span></text:p>
        </text:list-item>
        <text:list-item>
          <text:p text:style-name="P31"><text:span text:style-name="T3">Data_t:</text:span><text:span text:style-name="T1"> Interprets the parameters stored in the Arguments_t class, updating the necessary data, verifies that the data is correct, and performs the transformations according to the Caesar_t class.</text:span></text:p>
        </text:list-item>
        <text:list-item>
          <text:p text:style-name="P31"><text:span text:style-name="T3">Caesar_t: </text:span><text:span text:style-name="T1">Manages the actions to be performed based on the data from the Data_t class.</text:span></text:p>
        </text:list-item>
      </text:list>
      <text:p text:style-name="P5"/>
      <text:p text:style-name="P10">Class Dependencies:</text:p>
      <text:p text:style-name="P10"/>
      <text:list text:style-name="L3">
        <text:list-item>
          <text:p text:style-name="P32"><text:span text:style-name="T3">Caesar_t </text:span><text:span text:style-name="T1">contains </text:span><text:span text:style-name="T3">Data_t.</text:span></text:p>
        </text:list-item>
        <text:list-item>
          <text:p text:style-name="P32"><text:span text:style-name="T3">Data_t </text:span><text:span text:style-name="T1">contains </text:span><text:span text:style-name="T3">Arguments_t </text:span><text:span text:style-name="T1">and </text:span><text:span text:style-name="T3">CaesarException_t.</text:span></text:p>
        </text:list-item>
      </text:list>
      <text:p text:style-name="P17"/>
      <text:p text:style-name="P1"><draw:frame draw:style-name="fr1" draw:name="Object1" text:anchor-type="as-char" svg:width="14.658cm" style:rel-width="scale" svg:height="2.619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7"/>
      <text:p text:style-name="P12"/>
      <text:p text:style-name="P13">4. Input and Output Handling: </text:p>
      <text:p text:style-name="P12"/>
      <text:p text:style-name="P7">The application can process input in two ways:</text:p>
      <text:p text:style-name="P7"/>
      <text:p text:style-name="P11">1. Interactive Mode (No Parameters). </text:p>
      <text:p text:style-name="P11"/>
      <text:p text:style-name="P8">The program asks the user weather:</text:p>
      <text:p text:style-name="P6"/>
      <text:list text:style-name="L4">
        <text:list-item>
          <text:p text:style-name="P19">They want to encrypt or decrypt.</text:p>
        </text:list-item>
        <text:list-item>
          <text:p text:style-name="P19">They want to process a string or a file.</text:p>
        </text:list-item>
        <text:list-item>
          <text:p text:style-name="P19">They want a specific language. </text:p>
        </text:list-item>
        <text:list-item>
          <text:p text:style-name="P19">They want a specific level. </text:p>
        </text:list-item>
      </text:list>
      <text:p text:style-name="P6"/>
      <text:p text:style-name="P8">Finally, it performs the transformation.</text:p>
      <text:p text:style-name="P6"/>
      <text:p text:style-name="P11">2. The program processes input parameters automatically.</text:p>
      <text:p text:style-name="P6"/>
      <text:list text:style-name="L5">
        <text:list-item>
          <text:p text:style-name="P20">If a parameter is invalid but recoverable, the program will ask the user for correction.</text:p>
        </text:list-item>
        <text:list-item>
          <text:p text:style-name="P20">Finally, it performs the transformation.</text:p>
        </text:list-item>
        <text:list-item>
          <text:p text:style-name="P20">If the error is not recoverable, an exception is thrown.</text:p>
        </text:list-item>
      </text:list>
      <text:p text:style-name="P16"/>
      <text:p text:style-name="P12">5. Encryption and Decryption Algorithm: </text:p>
      <text:p text:style-name="P12"/>
      <text:list text:style-name="L6">
        <text:list-item>
          <text:p text:style-name="P21">The tool applies index-based character rotation using separate uppercase and lowercase alphabets.</text:p>
        </text:list-item>
        <text:list-item>
          <text:p text:style-name="P21">Special characters (numbers, punctuation, spaces) remain unchanged.</text:p>
        </text:list-item>
        <text:list-item>
          <text:p text:style-name="P21">The rotation always moves right for encryption and left for decryption.</text:p>
        </text:list-item>
        <text:list-item>
          <text:p text:style-name="P21">If no specific encryption level is provided, it performs bulk encryption/decryption across all levels.</text:p>
        </text:list-item>
      </text:list>
      <text:p text:style-name="P16"/>
      <text:p text:style-name="P9">6. Language Support: </text:p>
      <text:p text:style-name="P9"/>
      <text:list text:style-name="L7">
        <text:list-item>
          <text:p text:style-name="P22">By default, the English alphabet is used.</text:p>
        </text:list-item>
        <text:list-item>
          <text:p text:style-name="P22">If Spanish is selected, the tool loads the corresponding alphabet.</text:p>
        </text:list-item>
        <text:list-item>
          <text:p text:style-name="P22">Each language has a defined maximum encryption level:</text:p>
        </text:list-item>
        <text:list-item>
          <text:p text:style-name="P23">English: 1 to 25</text:p>
        </text:list-item>
        <text:list-item>
          <text:p text:style-name="P23">Spanish: 1 to 26</text:p>
        </text:list-item>
        <text:list-item>
          <text:p text:style-name="P22">Additional languages can be added by modifying the source code (as per the GPL license).</text:p>
        </text:list-item>
      </text:list>
      <text:p text:style-name="P16"/>
      <text:p text:style-name="P9"/>
      <text:p text:style-name="P14">7. Command-Line Flags:</text:p>
      <text:p text:style-name="P9"/>
      <text:p text:style-name="P29">Flag<text:tab/>Description</text:p>
      <text:p text:style-name="P26">-h<text:tab/>Display help</text:p>
      <text:p text:style-name="P26">-i<text:tab/>Display information</text:p>
      <text:p text:style-name="P26">-w<text:tab/>Display warranty</text:p>
      <text:p text:style-name="P26">-c<text:tab/>Display conditions</text:p>
      <text:p text:style-name="P26">-e<text:tab/>Encrypt the message</text:p>
      <text:p text:style-name="P26">-d<text:tab/>Decrypt the message</text:p>
      <text:p text:style-name="P26">-s<text:tab/>Encrypt/decrypt a text string</text:p>
      <text:p text:style-name="P26">-f<text:tab/>Encrypt/decrypt a text file</text:p>
      <text:p text:style-name="P26">-k<text:tab/>Select language (English or Spanish, default: English)</text:p>
      <text:p text:style-name="P26">-l<text:tab/>Specify encryption level (if omitted, performs bulk encryption)</text:p>
      <text:p text:style-name="P4"/>
      <text:p text:style-name="P9">8. Error Handling and Exceptions:</text:p>
      <text:p text:style-name="P9"/>
      <text:list text:style-name="L8">
        <text:list-item>
          <text:p text:style-name="P24">The program uses custom exception handling (CaesarException_t) to manage errors.</text:p>
        </text:list-item>
        <text:list-item>
          <text:p text:style-name="P24">If a recoverable error occurs, the user is prompted to re-enter the information.</text:p>
        </text:list-item>
        <text:list-item>
          <text:p text:style-name="P24">If an unrecoverable error occurs, an exception is thrown, and the program terminates.</text:p>
        </text:list-item>
      </text:list>
      <text:p text:style-name="P4"/>
      <text:p text:style-name="P9">9. Maintainability and Future Expansion:</text:p>
      <text:p text:style-name="P9"/>
      <text:list text:style-name="L9">
        <text:list-item>
          <text:p text:style-name="P25">The tool will not include additional encryption methods (such as Vigenère or RSA).</text:p>
        </text:list-item>
        <text:list-item>
          <text:p text:style-name="P25">There are no configuration files; all settings are handled via command-line arguments.</text:p>
        </text:list-item>
      </text:list>
      <text:p text:style-name="P4"/>
      <text:p text:style-name="P9">10. Licensing:</text:p>
      <text:p text:style-name="P9"/>
      <text:p text:style-name="P4">The program is released under the GPL license, allowing users to modify and distribute the code freely.</text:p>
      <text:p text:style-name="P4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  <style:font-face style:name="OpenSymbol" svg:font-family="OpenSymbol" style:font-charset="x-symbol"/>
    <style:font-face style:name="Symbol" svg:font-family="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9T01:49:44.821375497</dc:date>
    <meta:editing-duration>PT24M33S</meta:editing-duration>
    <meta:editing-cycles>2</meta:editing-cycles>
    <meta:generator>LibreOffice/7.4.5.1$Linux_X86_64 LibreOffice_project/40$Build-1</meta:generator>
    <meta:document-statistic meta:table-count="0" meta:image-count="0" meta:object-count="1" meta:page-count="3" meta:paragraph-count="62" meta:word-count="529" meta:character-count="3349" meta:non-whitespace-character-count="2906"/>
  </office:meta>
</office:document-meta>
</file>